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Maerte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22" office:value-type="string">
            <text:p>EN COURS</text:p>
          </table:table-cell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aert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Arléni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9">
            <text:p>19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 office:value-type="string">
            <text:p>Chirurgi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6">
            <text:p>6</text:p>
          </table:table-cell>
          <table:table-cell table:style-name="ce26" office:value-type="string">
            <text:p>Bonus</text:p>
          </table:table-cell>
          <table:table-cell table:style-name="ce31"/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36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ordred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Mutant (Bras de dragon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 office:value-type="string">
            <text:p>Pistolet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Bonus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4" office:value-type="float" office:value="4">
            <text:p>4</text:p>
          </table:table-cell>
          <table:table-cell/>
          <table:table-cell table:style-name="ce24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quar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Hyquare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Elfe (Dépense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 office:value-type="string">
            <text:p>Dagues CàC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/>
          <table:table-cell table:style-name="ce26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2">
            <text:p>12</text:p>
          </table:table-cell>
          <table:table-cell table:style-name="ce26" office:value-type="string">
            <text:p>Bonus</text:p>
          </table:table-cell>
          <table:table-cell table:style-name="ce31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s CàC (2)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s de jet (6)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éviation lumière (ELE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asse Muraille (SP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4/03/2018</text:date>, <text:time>13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04T13:29:20.81</dc:date>
    <meta:editing-cycles>199</meta:editing-cycles>
    <meta:editing-duration>PT15H2M4S</meta:editing-duration>
    <meta:print-date>2018-01-11T15:51:55.82</meta:print-date>
    <meta:document-statistic meta:table-count="3" meta:cell-count="399" meta:object-count="0"/>
  </office:meta>
</office:document-meta>
</file>